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="none"/>
    </style:style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4pt" fo:font-weight="bold" officeooo:rsid="000c278a" officeooo:paragraph-rsid="000c278a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2pt" fo:font-weight="bold" officeooo:rsid="000c278a" officeooo:paragraph-rsid="000c278a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2pt" fo:font-weight="normal" officeooo:rsid="000c278a" officeooo:paragraph-rsid="000c278a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200%" fo:text-align="justify" style:justify-single-word="false"/>
      <style:text-properties fo:font-size="12pt" officeooo:paragraph-rsid="000c278a" style:font-size-asian="12pt" style:font-size-complex="12pt"/>
    </style:style>
    <style:style style:name="P5" style:family="paragraph" style:parent-style-name="Standard" style:list-style-name="L1">
      <style:paragraph-properties fo:line-height="200%" fo:text-align="justify" style:justify-single-word="false"/>
      <style:text-properties fo:font-size="12pt" fo:font-weight="normal" officeooo:rsid="000c278a" officeooo:paragraph-rsid="000c278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200%" fo:text-align="justify" style:justify-single-word="false"/>
      <style:text-properties fo:font-size="12pt" fo:font-weight="normal" officeooo:rsid="000f9b91" officeooo:paragraph-rsid="000f9b9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200%" fo:text-align="justify" style:justify-single-word="false"/>
      <style:text-properties fo:font-size="12pt" fo:font-weight="normal" officeooo:rsid="00113f87" officeooo:paragraph-rsid="00113f8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fo:font-size="12pt" fo:font-weight="normal" officeooo:rsid="00113f87" officeooo:paragraph-rsid="00113f8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200%" fo:text-align="justify" style:justify-single-word="false"/>
      <style:text-properties fo:font-size="12pt" fo:font-weight="normal" officeooo:rsid="0012a9c0" officeooo:paragraph-rsid="0012a9c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200%" fo:text-align="justify" style:justify-single-word="false"/>
      <style:text-properties fo:font-size="12pt" fo:font-weight="bold" officeooo:rsid="00113f87" officeooo:paragraph-rsid="00113f87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2a9c0" officeooo:paragraph-rsid="0012a9c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2a9c0" officeooo:paragraph-rsid="0012a9c0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2a9c0" officeooo:paragraph-rsid="0012a9c0" style:font-size-asian="10pt" style:font-weight-asian="bold" style:font-size-complex="10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bold" officeooo:rsid="000c278a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0c278a" style:font-weight-asian="normal" style:font-weight-complex="normal"/>
    </style:style>
    <style:style style:name="T6" style:family="text">
      <style:text-properties style:font-name="Times new roman" officeooo:rsid="00113f87"/>
    </style:style>
    <style:style style:name="T7" style:family="text">
      <style:text-properties officeooo:rsid="001406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P – Termo de Abertura de Projeto</text:p>
      <text:list xml:id="list374489066" text:style-name="L1">
        <text:list-header>
          <text:p text:style-name="P4"><text:span text:style-name="T3">Nome do Projeto</text:span></text:p>
          <text:p text:style-name="P5"><text:span text:style-name="T1">Adonai SI - Software para a loja de automóveis Adonai.</text:span></text:p>
          <text:p text:style-name="P4"><text:span text:style-name="T3">Gerente do Projeto:</text:span></text:p>
          <text:p text:style-name="P4"><text:span text:style-name="T5">Raíssa Azevedo</text:span></text:p>
          <text:p text:style-name="P4"><text:span text:style-name="T3">Patrocinador</text:span></text:p>
          <text:p text:style-name="P5"><text:span text:style-name="T1">Loja de automóveis Adonai.</text:span></text:p>
          <text:p text:style-name="P5"><text:span text:style-name="T2">Situação Inicial</text:span></text:p>
          <text:p text:style-name="P3">Método de catalogação utilizado atualmente pela empresa (Planilhas/Excel) é ultrapassado e pouco eficaz.</text:p>
          <text:p text:style-name="P5"><text:span text:style-name="T2">Justificativa</text:span></text:p>
          <text:p text:style-name="P5"><text:span text:style-name="T1">Após a identificação das novas necessidades da empresa, observou-se a a carência de um software para agilizar, automatizar, catalogar e armazenar os trâmites que ocorrem no ambiente. </text:span></text:p>
          <text:p text:style-name="P4"><text:span text:style-name="T3">Situação Proposta</text:span></text:p>
          <text:p text:style-name="P5"><text:span text:style-name="T1">Criar um sistema de informação dinâmico que auxilia o setor administrativo e os demais setores a acessar toda a informação necessária de forma mais ágil e eficaz.</text:span></text:p>
          <text:p text:style-name="P5"><text:span text:style-name="T2">Benefícios</text:span></text:p>
          <text:list>
            <text:list-item>
              <text:p text:style-name="P6"><text:span text:style-name="T1">Um software próprio e dinâmico de Organização.</text:span></text:p>
            </text:list-item>
            <text:list-item>
              <text:p text:style-name="P6"><text:span text:style-name="T1">Armazenamento em nuvem possibilitando o acesso aos dados de qualquer dispositivo remoto.</text:span></text:p>
            </text:list-item>
            <text:list-item>
              <text:p text:style-name="P6"><text:span text:style-name="T1">Agilização dos processos fornecedor – cliente.</text:span></text:p>
            </text:list-item>
            <text:list-item>
              <text:p text:style-name="P6"><text:span text:style-name="T6">Melhoria</text:span><text:span text:style-name="T1"> de comunicação </text:span><text:span text:style-name="T6">entre setores.</text:span></text:p>
            </text:list-item>
            <text:list-item>
              <text:p text:style-name="P7"><text:span text:style-name="T1">Sistema de Informação Integrado.</text:span></text:p>
            </text:list-item>
          </text:list>
        </text:list-header>
      </text:list>
      <text:p text:style-name="P8"><text:span text:style-name="T1"/></text:p>
      <text:p text:style-name="P8"><text:span text:style-name="T1"/></text:p>
      <text:list xml:id="list151423552712958" text:continue-numbering="true" text:style-name="L1">
        <text:list-header>
          <text:p text:style-name="P10"><text:soft-page-break/><text:span text:style-name="T1">Escopo Macro</text:span></text:p>
          <text:list text:continue-numbering="true">
            <text:list-item>
              <text:p text:style-name="P10"><text:span text:style-name="T4">Montagem do sistema de informação integrado, que contenha:</text:span></text:p>
              <text:list>
                <text:list-item>
                  <text:p text:style-name="P10"><text:span text:style-name="T4">Setores específicos: Vendas, administração e reparos.</text:span></text:p>
                </text:list-item>
                <text:list-item>
                  <text:p text:style-name="P10"><text:span text:style-name="T4">Comunicação entre setores</text:span></text:p>
                </text:list-item>
                <text:list-item>
                  <text:p text:style-name="P10"><text:span text:style-name="T4">Fornecimento de dados em tempo real</text:span></text:p>
                </text:list-item>
                <text:list-item>
                  <text:p text:style-name="P10"><text:span text:style-name="T4">Setor de Controle (Gráficos).</text:span></text:p>
                </text:list-item>
                <text:list-item>
                  <text:p text:style-name="P10"><text:span text:style-name="T4">Realização do treinamento em todos os departamento da empresa.</text:span></text:p>
                </text:list-item>
              </text:list>
            </text:list-item>
          </text:list>
          <text:p text:style-name="P10"><text:span text:style-name="T1">O que não é Escopo</text:span></text:p>
          <text:list text:continue-numbering="true">
            <text:list-item>
              <text:p text:style-name="P9"><text:span text:style-name="T1">Processo de migração de dados.</text:span></text:p>
            </text:list-item>
            <text:list-item>
              <text:p text:style-name="P9"><text:span text:style-name="T1">Atividades praticas utilizando a ferramenta de gerenciamento do projeto.</text:span></text:p>
            </text:list-item>
          </text:list>
          <text:p text:style-name="P10"><text:span text:style-name="T1">Restrições</text:span></text:p>
          <text:list text:continue-numbering="true">
            <text:list-item>
              <text:p text:style-name="P9"><text:span text:style-name="T1">Treinamento agendado</text:span></text:p>
            </text:list-item>
            <text:list-item>
              <text:p text:style-name="P9"><text:span text:style-name="T1">Turmas com no máximo 30 participantes</text:span></text:p>
            </text:list-item>
            <text:list-item>
              <text:p text:style-name="P9"><text:span text:style-name="T1">Suporte e atualização de software gratuito</text:span></text:p>
            </text:list-item>
          </text:list>
          <text:p text:style-name="P10"><text:span text:style-name="T1">Premissas</text:span></text:p>
          <text:list text:continue-numbering="true">
            <text:list-item>
              <text:p text:style-name="P9"><text:span text:style-name="T1">Os locais de treinamento devem ter projetor e caixa de som.</text:span></text:p>
            </text:list-item>
            <text:list-item>
              <text:p text:style-name="P9"><text:span text:style-name="T1">Apostilas devem ser impressas antes do Treinamento.</text:span></text:p>
              <text:p text:style-name="P9"><text:span text:style-name="T1"/></text:p>
            </text:list-item>
          </text:list>
          <text:p text:style-name="P10"><text:span text:style-name="T1">Organização Inicial</text:span></text:p>
        </text:list-header>
      </text:list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4">Papel</text:p>
          </table:table-cell>
          <table:table-cell table:style-name="Tabela1.A1" office:value-type="string">
            <text:p text:style-name="P14">Nome</text:p>
          </table:table-cell>
          <table:table-cell table:style-name="Tabela1.C1" office:value-type="string">
            <text:p text:style-name="P14">Responsabilidades</text:p>
          </table:table-cell>
        </table:table-row>
        <table:table-row>
          <table:table-cell table:style-name="Tabela1.A2" office:value-type="string">
            <text:p text:style-name="P13">Comitê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1">Gerência do Projeto</text:p>
          </table:table-cell>
          <table:table-cell table:style-name="Tabela1.A2" office:value-type="string">
            <text:p text:style-name="P11">Raíssa Azevedo</text:p>
          </table:table-cell>
          <table:table-cell table:style-name="Tabela1.A2" office:value-type="string">
            <text:p text:style-name="P11">Gerente do Projeto, montagem e material.</text:p>
          </table:table-cell>
        </table:table-row>
        <table:table-row>
          <table:table-cell table:style-name="Tabela1.A2" office:value-type="string">
            <text:p text:style-name="P11">Diretoria de TI</text:p>
          </table:table-cell>
          <table:table-cell table:style-name="Tabela1.A2" office:value-type="string">
            <text:p text:style-name="P11">Gabriel Gonçalves</text:p>
          </table:table-cell>
          <table:table-cell table:style-name="Tabela1.A2" office:value-type="string">
            <text:p text:style-name="P11">Montagem e material e organização de treinamento <text:span text:style-name="T7">de equipe de TI</text:span>.</text:p>
          </table:table-cell>
        </table:table-row>
      </table:table>
      <text:list xml:id="list151423508254760" text:continue-numbering="true" text:style-name="L1">
        <text:list-header>
          <text:p text:style-name="P10"><text:span text:style-name="T1"/></text:p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4:08:23.101697245</meta:creation-date>
    <dc:date>2020-11-18T15:14:21.522797688</dc:date>
    <meta:editing-duration>PT2M3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50" meta:word-count="298" meta:character-count="1811" meta:non-whitespace-character-count="1596"/>
  </office:meta>
</office:document-meta>
</file>